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7.1799in" fo:margin-left="-0.075in" fo:margin-right="-0.2813in" table:align="margins" style:writing-mode="lr-tb"/>
    </style:style>
    <style:style style:name="Table1.A" style:family="table-column">
      <style:table-column-properties style:column-width="1.0882in" style:rel-column-width="9932*"/>
    </style:style>
    <style:style style:name="Table1.B" style:family="table-column">
      <style:table-column-properties style:column-width="4.1576in" style:rel-column-width="37949*"/>
    </style:style>
    <style:style style:name="Table1.C" style:family="table-column">
      <style:table-column-properties style:column-width="1.934in" style:rel-column-width="17654*"/>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799in" fo:margin-left="-0.075in" fo:margin-right="-0.2813in" table:align="margins" style:writing-mode="lr-tb"/>
    </style:style>
    <style:style style:name="Table2.A" style:family="table-column">
      <style:table-column-properties style:column-width="1.0882in" style:rel-column-width="9932*"/>
    </style:style>
    <style:style style:name="Table2.B" style:family="table-column">
      <style:table-column-properties style:column-width="4.7188in" style:rel-column-width="43070*"/>
    </style:style>
    <style:style style:name="Table2.C" style:family="table-column">
      <style:table-column-properties style:column-width="1.3729in" style:rel-column-width="12533*"/>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C5" style:family="table-cell" style:data-style-name="N116">
      <style:table-cell-properties fo:padding-left="0.075in" fo:padding-right="0.075in" fo:padding-top="0in" fo:padding-bottom="0in" fo:border="none"/>
    </style:style>
    <style:style style:name="Table4" style:family="table">
      <style:table-properties style:width="7.1799in" fo:margin-left="-0.075in" fo:margin-right="-0.2813in" table:align="margins" style:writing-mode="lr-tb"/>
    </style:style>
    <style:style style:name="Table4.A" style:family="table-column">
      <style:table-column-properties style:column-width="1.0882in" style:rel-column-width="9932*"/>
    </style:style>
    <style:style style:name="Table4.B" style:family="table-column">
      <style:table-column-properties style:column-width="4.7139in" style:rel-column-width="43026*"/>
    </style:style>
    <style:style style:name="Table4.C" style:family="table-column">
      <style:table-column-properties style:column-width="1.3778in" style:rel-column-width="12577*"/>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1083in" fo:margin-left="1in" fo:margin-right="-0.2847in" table:align="margins" style:writing-mode="lr-tb"/>
    </style:style>
    <style:style style:name="Table5.A" style:family="table-column">
      <style:table-column-properties style:column-width="4.7306in" style:rel-column-width="50753*"/>
    </style:style>
    <style:style style:name="Table5.B" style:family="table-column">
      <style:table-column-properties style:column-width="1.3778in" style:rel-column-width="14782*"/>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083in" fo:margin-left="1in" fo:margin-right="-0.2847in" table:align="margins" style:writing-mode="lr-tb"/>
    </style:style>
    <style:style style:name="Table6.A" style:family="table-column">
      <style:table-column-properties style:column-width="4.7306in" style:rel-column-width="50753*"/>
    </style:style>
    <style:style style:name="Table6.B" style:family="table-column">
      <style:table-column-properties style:column-width="1.3778in" style:rel-column-width="14782*"/>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1083in" fo:margin-left="1in" fo:margin-right="-0.2847in" table:align="margins" style:writing-mode="lr-tb"/>
    </style:style>
    <style:style style:name="Table7.A" style:family="table-column">
      <style:table-column-properties style:column-width="4.7306in" style:rel-column-width="50753*"/>
    </style:style>
    <style:style style:name="Table7.B" style:family="table-column">
      <style:table-column-properties style:column-width="1.3778in" style:rel-column-width="14782*"/>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1083in" fo:margin-left="1in" fo:margin-right="-0.2847in" table:align="margins" style:writing-mode="lr-tb"/>
    </style:style>
    <style:style style:name="Table8.A" style:family="table-column">
      <style:table-column-properties style:column-width="4.7306in" style:rel-column-width="50753*"/>
    </style:style>
    <style:style style:name="Table8.B" style:family="table-column">
      <style:table-column-properties style:column-width="1.3778in" style:rel-column-width="14782*"/>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1083in" fo:margin-left="1in" fo:margin-right="-0.2847in" fo:break-before="page" table:align="margins" style:writing-mode="lr-tb"/>
    </style:style>
    <style:style style:name="Table9.A" style:family="table-column">
      <style:table-column-properties style:column-width="4.7306in" style:rel-column-width="50753*"/>
    </style:style>
    <style:style style:name="Table9.B" style:family="table-column">
      <style:table-column-properties style:column-width="1.3778in" style:rel-column-width="14782*"/>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1083in" fo:margin-left="1in" fo:margin-right="-0.2847in" table:align="margins" style:writing-mode="lr-tb"/>
    </style:style>
    <style:style style:name="Table10.A" style:family="table-column">
      <style:table-column-properties style:column-width="4.7306in" style:rel-column-width="50753*"/>
    </style:style>
    <style:style style:name="Table10.B" style:family="table-column">
      <style:table-column-properties style:column-width="1.3778in" style:rel-column-width="14782*"/>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1083in" fo:margin-left="1in" fo:margin-right="-0.2847in" table:align="margins" style:writing-mode="lr-tb"/>
    </style:style>
    <style:style style:name="Table11.A" style:family="table-column">
      <style:table-column-properties style:column-width="4.7306in" style:rel-column-width="50753*"/>
    </style:style>
    <style:style style:name="Table11.B" style:family="table-column">
      <style:table-column-properties style:column-width="1.3778in" style:rel-column-width="14782*"/>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1083in" fo:margin-left="1in" fo:margin-right="-0.2847in" table:align="margins" style:writing-mode="lr-tb"/>
    </style:style>
    <style:style style:name="Table12.A" style:family="table-column">
      <style:table-column-properties style:column-width="4.7306in" style:rel-column-width="50753*"/>
    </style:style>
    <style:style style:name="Table12.B" style:family="table-column">
      <style:table-column-properties style:column-width="1.3778in" style:rel-column-width="14782*"/>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7.1799in" fo:margin-left="-0.075in" fo:margin-right="-0.2813in" table:align="margins" style:writing-mode="lr-tb"/>
    </style:style>
    <style:style style:name="Table13.A" style:family="table-column">
      <style:table-column-properties style:column-width="1.0854in" style:rel-column-width="9907*"/>
    </style:style>
    <style:style style:name="Table13.B" style:family="table-column">
      <style:table-column-properties style:column-width="6.0944in" style:rel-column-width="55628*"/>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7.1799in" fo:margin-left="-0.075in" fo:margin-right="-0.2813in" table:align="margins" style:writing-mode="lr-tb"/>
    </style:style>
    <style:style style:name="Table14.A" style:family="table-column">
      <style:table-column-properties style:column-width="1.0854in" style:rel-column-width="9907*"/>
    </style:style>
    <style:style style:name="Table14.B" style:family="table-column">
      <style:table-column-properties style:column-width="6.0944in" style:rel-column-width="55628*"/>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7.1799in" fo:margin-left="-0.075in" fo:margin-right="-0.2813in" table:align="margins" style:writing-mode="lr-tb"/>
    </style:style>
    <style:style style:name="Table15.A" style:family="table-column">
      <style:table-column-properties style:column-width="1.0854in" style:rel-column-width="9907*"/>
    </style:style>
    <style:style style:name="Table15.B" style:family="table-column">
      <style:table-column-properties style:column-width="6.0944in" style:rel-column-width="55628*"/>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Times New Roman" fo:font-size="10pt" fo:font-weight="bold" style:font-name-complex="Times New Roman" style:font-size-complex="10pt" style:font-weight-complex="bold"/>
    </style:style>
    <style:style style:name="P3" style:family="paragraph" style:parent-style-name="Standard">
      <style:paragraph-properties style:writing-mode="lr-tb"/>
      <style:text-properties style:font-name="Times New Roman" fo:font-size="10pt" fo:font-weight="bold" style:font-name-asian="Times New Roman" style:font-name-complex="Times New Roman" style:font-size-complex="10pt" style:font-weight-complex="bold"/>
    </style:style>
    <style:style style:name="P4" style:family="paragraph" style:parent-style-name="Standard">
      <style:paragraph-properties style:writing-mode="lr-tb">
        <style:tab-stops>
          <style:tab-stop style:position="0in"/>
        </style:tab-stops>
      </style:paragraph-properties>
      <style:text-properties style:font-name="Times New Roman" fo:font-size="10pt" fo:font-weight="bold" style:font-name-asian="Times New Roman" style:font-name-complex="Times New Roman" style:font-size-complex="10pt" style:font-weight-complex="bold"/>
    </style:style>
    <style:style style:name="P5" style:family="paragraph" style:parent-style-name="Standard">
      <style:paragraph-properties style:writing-mode="lr-tb"/>
      <style:text-properties style:font-name="Times New Roman" fo:font-size="10pt" style:font-name-asian="Times New Roman" style:font-name-complex="Times New Roman" style:font-size-complex="10pt"/>
    </style:style>
    <style:style style:name="P6" style:family="paragraph" style:parent-style-name="Standard">
      <style:paragraph-properties style:text-autospace="ideograph-alpha" style:writing-mode="lr-tb"/>
      <style:text-properties style:font-name="Times New Roman" fo:font-size="10pt" style:font-name-asian="Times New Roman" style:font-name-complex="Times New Roman" style:font-size-complex="10pt"/>
    </style:style>
    <style:style style:name="P7" style:family="paragraph" style:parent-style-name="Standard">
      <style:paragraph-properties fo:text-align="justify" style:justify-single-word="false" style:writing-mode="lr-tb"/>
      <style:text-properties style:font-name="Times New Roman" fo:font-size="10pt" style:font-name-asian="Times New Roman" style:font-name-complex="Times New Roman" style:font-size-complex="10pt"/>
    </style:style>
    <style:style style:name="P8" style:family="paragraph" style:parent-style-name="Standard">
      <style:paragraph-properties style:writing-mode="lr-tb"/>
      <style:text-properties style:font-name="Times New Roman" fo:font-size="10pt" style:font-name-complex="Times New Roman" style:font-size-complex="10pt"/>
    </style:style>
    <style:style style:name="P9" style:family="paragraph" style:parent-style-name="spaced_20_item">
      <style:paragraph-properties fo:text-align="justify" style:justify-single-word="false" style:writing-mode="lr-tb"/>
    </style:style>
    <style:style style:name="P10" style:family="paragraph" style:parent-style-name="spaced_20_item">
      <style:paragraph-properties style:writing-mode="lr-tb"/>
      <style:text-properties fo:color="#000000" fo:font-weight="normal" style:font-weight-asian="normal" style:font-weight-complex="normal"/>
    </style:style>
    <style:style style:name="P11" style:family="paragraph" style:parent-style-name="spaced_20_item">
      <style:paragraph-properties style:writing-mode="lr-tb"/>
      <style:text-properties fo:font-weight="normal" style:font-weight-asian="normal" style:font-weight-complex="normal"/>
    </style:style>
    <style:style style:name="P12" style:family="paragraph" style:parent-style-name="item_20_paragraph">
      <style:paragraph-properties style:writing-mode="lr-tb"/>
    </style:style>
    <style:style style:name="P13" style:family="paragraph" style:parent-style-name="date">
      <style:paragraph-properties style:writing-mode="lr-tb"/>
    </style:style>
    <style:style style:name="P14" style:family="paragraph" style:parent-style-name="heading_20_2">
      <style:paragraph-properties fo:keep-with-next="always" style:text-autospace="ideograph-alpha" style:writing-mode="lr-tb">
        <style:tab-stops>
          <style:tab-stop style:position="0in"/>
        </style:tab-stops>
      </style:paragraph-properties>
      <style:text-properties style:font-name="Times New Roman" fo:font-size="10pt" style:font-name-asian="Times New Roman" style:font-name-complex="Times New Roman" style:font-size-complex="10pt"/>
    </style:style>
    <style:style style:name="P15" style:family="paragraph" style:parent-style-name="spaced_20_item">
      <style:paragraph-properties fo:margin-left="0in" fo:margin-right="0in" fo:text-align="justify" style:justify-single-word="false" fo:text-indent="0in" style:auto-text-indent="false" style:writing-mode="lr-tb"/>
    </style:style>
    <style:style style:name="P16" style:family="paragraph" style:parent-style-name="contact">
      <style:paragraph-properties fo:margin-left="0in" fo:margin-right="0in" fo:text-indent="0in" style:auto-text-indent="false"/>
    </style:style>
    <style:style style:name="P17" style:family="paragraph" style:parent-style-name="contact">
      <style:paragraph-properties fo:margin-left="0in" fo:margin-right="0in" fo:text-indent="0in" style:auto-text-indent="false"/>
      <style:text-properties style:font-name="Times New Roman" fo:font-size="10pt" fo:language="en" fo:country="US" fo:font-style="normal" fo:font-weight="normal" style:font-name-complex="Times New Roman" style:font-size-complex="10pt" style:font-style-complex="italic"/>
    </style:style>
    <style:style style:name="P18" style:family="paragraph" style:parent-style-name="spaced_20_item">
      <style:paragraph-properties fo:margin-left="0.1965in" fo:margin-right="0in" fo:text-indent="-0.0783in" style:auto-text-indent="false">
        <style:tab-stops/>
      </style:paragraph-properties>
    </style:style>
    <style:style style:name="P19" style:family="paragraph" style:parent-style-name="spaced_20_item">
      <style:paragraph-properties fo:margin-left="0.1181in" fo:margin-right="0in" fo:margin-top="0in" fo:margin-bottom="0.0799in" fo:text-indent="0in" style:auto-text-indent="false"/>
      <style:text-properties style:font-name="Times New Roman" fo:font-size="10pt" style:font-name-complex="Times New Roman" style:font-size-complex="10pt"/>
    </style:style>
    <style:style style:name="P20" style:family="paragraph" style:parent-style-name="degree">
      <style:paragraph-properties fo:margin-top="0.0201in" fo:margin-bottom="0in"/>
    </style:style>
    <style:style style:name="P21" style:family="paragraph" style:parent-style-name="heading_20_1" style:master-page-name="Standard_20__28_user_29_">
      <style:paragraph-properties fo:margin-top="0in" fo:margin-bottom="0.15in" style:page-number="auto" fo:keep-with-next="always" style:writing-mode="lr-tb"/>
      <style:text-properties style:font-name="Bitstream Charter" fo:font-size="20pt" fo:font-style="normal" fo:font-weight="bold" style:font-name-complex="Bitstream Charter" style:font-size-complex="20pt" style:font-weight-complex="bold"/>
    </style:style>
    <style:style style:name="T1" style:family="text">
      <style:text-properties style:font-name="Times New Roman" fo:font-size="10pt" fo:language="en" fo:country="US" fo:font-style="normal" fo:font-weight="normal" style:font-name-complex="Times New Roman" style:font-size-complex="10pt" style:font-style-complex="italic"/>
    </style:style>
    <style:style style:name="T2" style:family="text">
      <style:text-properties fo:language="en" fo:country="US" fo:font-style="normal" fo:font-weight="normal" style:font-style-complex="italic"/>
    </style:style>
    <style:style style:name="T3" style:family="text">
      <style:text-properties fo:font-style="italic" style:font-style-complex="italic"/>
    </style:style>
    <style:style style:name="T4" style:family="text">
      <style:text-properties fo:color="#000000"/>
    </style:style>
    <style:style style:name="T5" style:family="text">
      <style:text-properties fo:color="#000000" fo:font-weight="bold" style:font-weight-complex="bold"/>
    </style:style>
    <style:style style:name="T6" style:family="text">
      <style:text-properties fo:color="#000000" fo:font-style="italic" style:font-style-complex="italic"/>
    </style:style>
    <style:style style:name="T7" style:family="text">
      <style:text-properties fo:color="#000000" style:text-position="16% 100%" fo:font-style="italic" style:font-style-complex="italic"/>
    </style:style>
    <style:style style:name="T8" style:family="text">
      <style:text-properties fo:color="#000000" officeooo:rsid="001b6dee"/>
    </style:style>
    <style:style style:name="T9" style:family="text">
      <style:text-properties fo:font-style="normal" style:font-style-asian="normal" style:font-style-complex="normal"/>
    </style:style>
    <style:style style:name="T10" style:family="text">
      <style:text-properties officeooo:rsid="001b6dee"/>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RIC S. SHAMA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ontact Information</text:p>
          </table:table-cell>
          <table:table-cell table:style-name="Table1.A1" office:value-type="string">
            <text:p text:style-name="P5">Department of Chemistry</text:p>
            <text:p text:style-name="P5">1253 University of Oregon</text:p>
            <text:p text:style-name="P8">Eugene, OR 97403-1253</text:p>
          </table:table-cell>
          <table:table-cell table:style-name="Table1.A1" office:value-type="string">
            <text:p text:style-name="P16"><text:span text:style-name="T2">mobile</text:span><text:span text:style-name="T9">:</text:span> <text:s/>+1 (503) 664-4709</text:p>
            <text:p text:style-name="P17"/>
            <text:p text:style-name="P16"><text:span text:style-name="T1">e-mail</text:span>: <text:s/>eshamay@uoregon.edu</text:p>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Education</text:p>
          </table:table-cell>
          <table:table-cell table:style-name="Table2.A1" office:value-type="string">
            <text:p text:style-name="school_20_name">University of Oregon, Eugene, OR</text:p>
          </table:table-cell>
          <table:table-cell table:style-name="Table2.A1" office:value-type="string">
            <text:p text:style-name="P14"/>
          </table:table-cell>
        </table:table-row>
        <table:table-row table:style-name="Table2.1">
          <table:table-cell table:style-name="Table2.A1" office:value-type="string">
            <text:p text:style-name="P4"/>
          </table:table-cell>
          <table:table-cell table:style-name="Table2.A1" office:value-type="string">
            <text:p text:style-name="P20">PhD, Computational Physical Chemistry, in progress</text:p>
          </table:table-cell>
          <table:table-cell table:style-name="Table2.A1" office:value-type="string">
            <text:p text:style-name="date">Expected June 2011</text:p>
          </table:table-cell>
        </table:table-row>
        <table:table-row table:style-name="Table2.1">
          <table:table-cell table:style-name="Table2.A1" office:value-type="string">
            <text:p text:style-name="P4"/>
          </table:table-cell>
          <table:table-cell table:style-name="Table2.A1" table:number-columns-spanned="2" office:value-type="string">
            <text:p text:style-name="P18">Dissertation topic: “Computational modeling and simulation of <text:span text:style-name="T10">gaseous adsorption processes on </text:span>aqueous interfaces”</text:p>
            <text:p text:style-name="P19">Advisor: Geraldine L. Richmond</text:p>
          </table:table-cell>
          <table:covered-table-cell/>
        </table:table-row>
        <table:table-row table:style-name="Table2.1">
          <table:table-cell table:style-name="Table2.A1" office:value-type="string">
            <text:p text:style-name="P4"/>
          </table:table-cell>
          <table:table-cell table:style-name="Table2.A1" table:number-columns-spanned="2" office:value-type="string">
            <text:p text:style-name="school_20_name">California Polytechnic State University, San Luis Obispo, CA</text:p>
          </table:table-cell>
          <table:covered-table-cell/>
        </table:table-row>
        <table:table-row table:style-name="Table2.1">
          <table:table-cell table:style-name="Table2.A1" office:value-type="string">
            <text:p text:style-name="P4"/>
          </table:table-cell>
          <table:table-cell table:style-name="Table2.A1" office:value-type="string">
            <text:p text:style-name="degree">BS, Chemistry &amp; General Engineering</text:p>
          </table:table-cell>
          <table:table-cell table:style-name="Table2.C5" office:value-type="date" office:date-value="2004-06-01">
            <text:p text:style-name="date">June 2004</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Experience</text:p>
          </table:table-cell>
          <table:table-cell table:style-name="Table4.A1" office:value-type="string">
            <text:p text:style-name="job_20_place">Richmond Research Group, University of Oregon, Eugene, OR</text:p>
          </table:table-cell>
          <table:table-cell table:style-name="Table4.A1" office:value-type="string">
            <text:p text:style-name="P13">8/2005 – present</text:p>
          </table:table-cell>
        </table:table-row>
        <table:table-row table:style-name="Table4.1">
          <table:table-cell table:style-name="Table4.A1" office:value-type="string">
            <text:p text:style-name="P4"/>
          </table:table-cell>
          <table:table-cell table:style-name="Table4.A1" office:value-type="string">
            <text:p text:style-name="job_20_title">Graduate Research Assistant</text:p>
          </table:table-cell>
          <table:table-cell table:style-name="Table4.A1" office:value-type="string">
            <text:p text:style-name="P14"/>
          </table:table-cell>
        </table:table-row>
        <table:table-row table:style-name="Table4.1">
          <table:table-cell table:style-name="Table4.A1" office:value-type="string">
            <text:p text:style-name="P4"/>
          </table:table-cell>
          <table:table-cell table:style-name="Table4.A1" table:number-columns-spanned="2" office:value-type="string">
            <text:p text:style-name="P12">Conducted computational modeling and simulation studies to characterize water's behavior at interfaces between aqueous systems and other phases. Utilized both classical and quantum molecular dynamics techniques, and created a suite of analytical tools, (in C++ and python) for producing computational nonlinear vibrational spectra of water and small inorganic ions and acid species in interfacial environments. Conducted studies on the topologies and geometry of liquid-liquid interfaces and produced visualization tools for the analyses.</text:p>
          </table:table-cell>
          <table:covered-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job_20_place">Hore Research Group, Univ. of Victoria, B.C. Canada</text:p>
          </table:table-cell>
          <table:table-cell table:style-name="Table5.A1" office:value-type="string">
            <text:p text:style-name="P13">1/2008 – 4/2008</text:p>
          </table:table-cell>
        </table:table-row>
        <table:table-row table:style-name="Table5.1">
          <table:table-cell table:style-name="Table5.A1" office:value-type="string">
            <text:p text:style-name="job_20_title">Visiting Research Fellow</text:p>
          </table:table-cell>
          <table:table-cell table:style-name="Table5.A1" office:value-type="string">
            <text:p text:style-name="P6"/>
          </table:table-cell>
        </table:table-row>
        <table:table-row table:style-name="Table5.1">
          <table:table-cell table:style-name="Table5.A1" table:number-columns-spanned="2" office:value-type="string">
            <text:p text:style-name="P12">Visiting researcher in computational chemistry and scientific computing. Modeled aqueous chemical systems of small inorganic salts using classical molecular dynamics simulations. Analyzed the geometries and vibrational spectra of interfacial aqueous environments between salt solutions and an organic carbon tetrachloride phase. The research resulted in publication in the <text:span text:style-name="T3">Jour. of Phys. Chem. C</text:span>.</text:p>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job_20_place">Parrinello Research Group, USI-Campus, Lugano, Switzerland</text:p>
          </table:table-cell>
          <table:table-cell table:style-name="Table6.A1" office:value-type="string">
            <text:p text:style-name="P13">11/2006 – 2/2007</text:p>
          </table:table-cell>
        </table:table-row>
        <table:table-row table:style-name="Table6.1">
          <table:table-cell table:style-name="Table6.A1" office:value-type="string">
            <text:p text:style-name="job_20_title">IGERT Research Travel Fellowship</text:p>
          </table:table-cell>
          <table:table-cell table:style-name="Table6.A1" office:value-type="string">
            <text:p text:style-name="P6"/>
          </table:table-cell>
        </table:table-row>
        <table:table-row table:style-name="Table6.1">
          <table:table-cell table:style-name="Table6.A1" table:number-columns-spanned="2" office:value-type="string">
            <text:p text:style-name="P12">Visiting researcher working directly with Dr. Victoria Buch. Simulated aqueous nitric acid interfaces with air/vacuum using quantum molecular dynamics (CP2K/Quickstep). Wrote analytical software (in C++, Fortran) to determine hydration states, the adsorption mechanism, and lifetime of nitric acid near a water surface. Results of the research were published in the <text:span text:style-name="T3">Jour. of Amer. Chem. Soc.</text:span></text:p>
          </table:table-cell>
          <table:covered-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job_20_place">Channel Islands Opto-Mechanical Engineering, Inc. Ventura, CA</text:p>
          </table:table-cell>
          <table:table-cell table:style-name="Table7.A1" office:value-type="string">
            <text:p text:style-name="P13">12/2004 – 6/2005</text:p>
          </table:table-cell>
        </table:table-row>
        <table:table-row table:style-name="Table7.1">
          <table:table-cell table:style-name="Table7.A1" office:value-type="string">
            <text:p text:style-name="job_20_title">Engineer and Quality Assurance Manager</text:p>
          </table:table-cell>
          <table:table-cell table:style-name="Table7.A1" office:value-type="string">
            <text:p text:style-name="P6"/>
          </table:table-cell>
        </table:table-row>
        <table:table-row table:style-name="Table7.1">
          <table:table-cell table:style-name="Table7.A1" table:number-columns-spanned="2" office:value-type="string">
            <text:p text:style-name="P12">Produced a high vacuum coating deposition chamber for gaussian infrared optical filters using electron beam physical vapor deposition techniques. Designed and built an infrared spectrophotometer for coating analysis, and implemented a system for data acquisition (in Labview and C), and designed multiple mechanical subsystems for quality analysis tools (using SolidWorks, ProE). Performed quality control tasks on mechanical systems and optics. Began ISO 9000 certification with creation of a quality control system, manuals, procedures, and forms. </text:p>
          </table:table-cell>
          <table:covered-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job_20_place">National Institute of Standards and Technology, Gaithersburg, MD</text:p>
          </table:table-cell>
          <table:table-cell table:style-name="Table8.A1" office:value-type="string">
            <text:p text:style-name="P13">6/2004 – 8/2004</text:p>
          </table:table-cell>
        </table:table-row>
        <table:table-row table:style-name="Table8.1">
          <table:table-cell table:style-name="Table8.A1" office:value-type="string">
            <text:p text:style-name="job_20_title">Undergraduate Research Fellow</text:p>
          </table:table-cell>
          <table:table-cell table:style-name="Table8.A1" office:value-type="string">
            <text:p text:style-name="P6"/>
          </table:table-cell>
        </table:table-row>
        <table:table-row table:style-name="Table8.1">
          <table:table-cell table:style-name="Table8.A1" table:number-columns-spanned="2" office:value-type="string">
            <text:p text:style-name="P12">Developed a database and web-based front-end for real-fuels combustion models researched at NIST. Produced technologies for polyaromatic hydrocarbon species nomenclature, and substituted hydrocarbon species relational identification (in Perl, Apache, Java, and MySQL). The chemical kinetics toolset is available at <text:span text:style-name="T3">http://kinetics.nist.gov/CKMech.</text:span></text:p>
          </table:table-cell>
          <table:covered-table-cell/>
        </table:table-row>
      </table:table>
      <text:p text:style-name="P3"/>
      <table:table table:name="Table9" table:style-name="Table9">
        <table:table-column table:style-name="Table9.A"/>
        <table:table-column table:style-name="Table9.B"/>
        <table:table-row table:style-name="Table9.1">
          <table:table-cell table:style-name="Table9.A1" office:value-type="string">
            <text:p text:style-name="job_20_place">Chemistry Dept. California Polytechnic State University, SLO, CA</text:p>
          </table:table-cell>
          <table:table-cell table:style-name="Table9.A1" office:value-type="string">
            <text:p text:style-name="P13">6/2003 – 6/2004</text:p>
          </table:table-cell>
        </table:table-row>
        <table:table-row table:style-name="Table9.1">
          <table:table-cell table:style-name="Table9.A1" office:value-type="string">
            <text:p text:style-name="job_20_title">Research Assistant</text:p>
          </table:table-cell>
          <table:table-cell table:style-name="Table9.A1" office:value-type="string">
            <text:p text:style-name="P6"/>
          </table:table-cell>
        </table:table-row>
        <table:table-row table:style-name="Table9.1">
          <table:table-cell table:style-name="Table9.A1" table:number-columns-spanned="2" office:value-type="string">
            <text:p text:style-name="P12">Conducted experiments on polyelectrolyte multilayer systems coated on silica substrates. Implemented atomic force microscopy and quartz crystal microgravimetry measurements for surface and polymer deposition characterization. Results were presented at the regional American Chemical Society meeting.</text:p>
          </table:table-cell>
          <table:covered-table-cell/>
        </table:table-row>
      </table:table>
      <text:p text:style-name="P3"/>
      <table:table table:name="Table10" table:style-name="Table10">
        <table:table-column table:style-name="Table10.A"/>
        <table:table-column table:style-name="Table10.B"/>
        <table:table-row table:style-name="Table10.1">
          <table:table-cell table:style-name="Table10.A1" office:value-type="string">
            <text:p text:style-name="job_20_place">Invensys-Triconex, Irvine, CA</text:p>
          </table:table-cell>
          <table:table-cell table:style-name="Table10.A1" office:value-type="string">
            <text:p text:style-name="date">6/2001 ­– 10/2001</text:p>
          </table:table-cell>
        </table:table-row>
        <table:table-row table:style-name="Table10.1">
          <table:table-cell table:style-name="Table10.A1" office:value-type="string">
            <text:p text:style-name="job_20_title">Engineer and Technical Editor</text:p>
          </table:table-cell>
          <table:table-cell table:style-name="Table10.A1" office:value-type="string">
            <text:p text:style-name="P6"/>
          </table:table-cell>
        </table:table-row>
        <table:table-row table:style-name="Table10.1">
          <table:table-cell table:style-name="Table10.A1" table:number-columns-spanned="2" office:value-type="string">
            <text:p text:style-name="P7">Researched, edited, and produced design requirements for automated fault-insertion system software, and compiled an operations manual. Maintained and updated fault-insertion robotics components. Documented EPROM programming systems to facilitate use of a variety of memory modules. </text:p>
          </table:table-cell>
          <table:covered-table-cell/>
        </table:table-row>
      </table:table>
      <text:p text:style-name="P5"/>
      <table:table table:name="Table11" table:style-name="Table11">
        <table:table-column table:style-name="Table11.A"/>
        <table:table-column table:style-name="Table11.B"/>
        <table:table-row table:style-name="Table11.1">
          <table:table-cell table:style-name="Table11.A1" office:value-type="string">
            <text:p text:style-name="job_20_place">California Polytechnic State University, SLO, CA</text:p>
          </table:table-cell>
          <table:table-cell table:style-name="Table11.A1" office:value-type="string">
            <text:p text:style-name="P13">1/2001 – 6/2001</text:p>
          </table:table-cell>
        </table:table-row>
        <table:table-row table:style-name="Table11.1">
          <table:table-cell table:style-name="Table11.A1" office:value-type="string">
            <text:p text:style-name="job_20_title">Calpoly Roborodentia Robotics Club Competition</text:p>
          </table:table-cell>
          <table:table-cell table:style-name="Table11.A1" office:value-type="string">
            <text:p text:style-name="P6"/>
          </table:table-cell>
        </table:table-row>
        <table:table-row table:style-name="Table11.1">
          <table:table-cell table:style-name="Table11.A1" table:number-columns-spanned="2" office:value-type="string">
            <text:p text:style-name="P7">Designed and built a small autonomous maze-solving robot, including a hand-built microprocessor platform (68HC11), custom circuit boards, IR sensors, and stepper motors, and embedded software written in C and assembly language.</text:p>
          </table:table-cell>
          <table:covered-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job_20_place">Sierra Instruments, Monterey, CA</text:p>
          </table:table-cell>
          <table:table-cell table:style-name="Table12.A1" office:value-type="string">
            <text:p text:style-name="P13">6/2000 – 9/2000</text:p>
          </table:table-cell>
        </table:table-row>
        <table:table-row table:style-name="Table12.1">
          <table:table-cell table:style-name="Table12.A1" office:value-type="string">
            <text:p text:style-name="job_20_title">Engineering Internship</text:p>
          </table:table-cell>
          <table:table-cell table:style-name="Table12.A1" office:value-type="string">
            <text:p text:style-name="P6"/>
          </table:table-cell>
        </table:table-row>
        <table:table-row table:style-name="Table12.1">
          <table:table-cell table:style-name="Table12.A1" table:number-columns-spanned="2" office:value-type="string">
            <text:p text:style-name="P7">Implemented a Labview front-end for clean-gas data acquisition and mass-flow meter calibration loops. Documented mass-flow calibration procedures and conducted software training. Fulfilled engineering action requests for updating CAD drawings for design changes. </text:p>
          </table:table-cell>
          <table:covered-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4">Relevant Coursework</text:p>
          </table:table-cell>
          <table:table-cell table:style-name="Table13.A1" office:value-type="string">
            <text:p text:style-name="P15"><text:span text:style-name="T5">Chemistry</text:span><text:span text:style-name="T4">: Graduate coursework in thermodynamics (Fermi), kinetics, quantum mechanics (Shankar), statistical mechanics (Chandler), molecular spectroscopy (McHale). Undergraduate coursework in quantum mechanics, instrumental analysis, quantitative analysis, organic chemistry (McMurry). </text:span><text:span text:style-name="T5">Engineering</text:span><text:span text:style-name="T4">: undergraduate coursework in mechanical control systems (Nise), mechanical vibrations (Steidel), acoustics, thermodynamics, engineering dynamics, fluid mechanics (McDonald), computer organization (P&amp;H), heat transfer (Dewitt), data structures &amp; algorithms (Cormen &amp; L,R,S).</text:span></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4">Selected Publications</text:p>
          </table:table-cell>
          <table:table-cell table:style-name="Table14.A1" office:value-type="string">
            <text:p text:style-name="P9"><text:span text:style-name="T5">Shamay, E.</text:span><text:span text:style-name="T4"> and G.L. Richmond. “Ionic disruption of the liquid-liquid interface.” </text:span><text:span text:style-name="T6">Jour. of Phys. Chem. C</text:span><text:span text:style-name="T4">, Vol. 114, Iss. 29, (Jul 29 2010) pp. 12590-12597.</text:span></text:p>
            <text:p text:style-name="P9"><text:span text:style-name="T5">Shamay, E. </text:span><text:span text:style-name="T4">and G.L. Richmond. “Interfacial aqueous solution structure near surfaces of organic fluids and hydrophobic monolayers.” </text:span><text:span text:style-name="T6">239th</text:span><text:span text:style-name="T7"> </text:span><text:span text:style-name="T6">ACS national meeting,</text:span><text:span text:style-name="T4"> San Francisco, March 2010.</text:span></text:p>
            <text:p text:style-name="P9"><text:span text:style-name="T4">Kido Soule, M. and P.G. Blower, </text:span><text:span text:style-name="T5">E. Shamay</text:span><text:span text:style-name="T4">, G.L. Richmond. “How nitric acid changed my life: At the edge of computational simulation and nonlinear vibrational spectroscopy.” </text:span><text:span text:style-name="T6">Materials Science Institute / IGERT retreat,</text:span><text:span text:style-name="T4"> Dec 2007.</text:span></text:p>
            <text:p text:style-name="P9"><text:span text:style-name="T5">Shamay E.</text:span><text:span text:style-name="T4"> and V. Buch, M Parrinello, G.L. Richmond. “At the water's edge: Nitric acid as a weak acid.” </text:span><text:span text:style-name="T6">Jour. of the American Chem. Soc.</text:span><text:span text:style-name="T4">, Vol. 129, Iss. 43, (Oct 31 2007) pp 12910-+.</text:span></text:p>
            <text:p text:style-name="P9"><text:span text:style-name="T5">Shamay, E.</text:span><text:span text:style-name="T4"> and R. Grant, D.E. Gragson. “Polyelectrolyte multilayer film morphology and water adsorption explored by atomic force microscopy and quartz crystal microgravimetry.” </text:span><text:span text:style-name="T6">227th ACS national meeting</text:span><text:span text:style-name="T4">, Anaheim, March 2004.</text:span></text:p>
          </table:table-cell>
        </table:table-row>
      </table:table>
      <text:p text:style-name="P1"/>
      <table:table table:name="Table15" table:style-name="Table15">
        <table:table-column table:style-name="Table15.A"/>
        <table:table-column table:style-name="Table15.B"/>
        <table:table-row table:style-name="Table15.1">
          <table:table-cell table:style-name="Table15.A1" office:value-type="string">
            <text:p text:style-name="P4">Skills</text:p>
          </table:table-cell>
          <table:table-cell table:style-name="Table15.A1" office:value-type="string">
            <text:p text:style-name="P11"><text:span text:style-name="T4">Expert </text:span><text:span text:style-name="T4">C++</text:span><text:span text:style-name="T4"> programmer and </text:span><text:span text:style-name="T4">UNIX </text:span><text:span text:style-name="T4">user.</text:span></text:p>
            <text:p text:style-name="P11"><text:span text:style-name="T4">Proficient in C, Python, Perl, Common Lisp, LabView. </text:span><text:span text:style-name="T8">STL and Boost libraries</text:span></text:p>
            <text:p text:style-name="P10">Basic analog and digital electronic circuit design and construction.</text:p>
            <text:p text:style-name="P10">Proficient with use of various CAD packages for mechanical drafting and design.</text:p>
            <text:p text:style-name="P10">Extensive knowledge of computational molecular simulation techniques and software.</text:p>
            <text:p text:style-name="P10">Experienced with chemical synthesis and analytical techniques.</text:p>
            <text:p text:style-name="P10">Native Hebrew language speak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CA"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2pt" fo:language="en" fo:country="US" style:font-name-asian="Arial" style:language-asian="en" style:country-asian="US" style:font-name-complex="Arial"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WW-caption11" style:family="paragraph" style:parent-style-name="Standard">
      <style:paragraph-properties fo:margin-top="0.0835in" fo:margin-bottom="0.0835in"/>
      <style:text-properties fo:font-style="italic" style:font-style-complex="italic"/>
    </style:style>
    <style:style style:name="WW-caption111" style:family="paragraph" style:parent-style-name="Standard">
      <style:paragraph-properties fo:margin-top="0.0835in" fo:margin-bottom="0.0835in"/>
      <style:text-properties fo:font-style="italic" style:font-style-complex="italic"/>
    </style:style>
    <style:style style:name="WW-caption1111"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style style:name="heading_20_2" style:display-name="heading 2" style:family="paragraph" style:parent-style-name="Standard" style:nex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WW-heading_20_1" style:display-name="WW-heading 1" style:family="paragraph" style:parent-style-name="Heading" style:next-style-name="Text_20_body">
      <style:text-properties fo:font-size="16pt" fo:font-weight="bold" style:font-size-complex="16pt" style:font-weight-complex="bold"/>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7" style:display-name="heading 7" style:family="paragraph" style:parent-style-name="Heading" style:next-style-name="Text_20_body" style:default-outline-level="7">
      <style:text-properties fo:font-size="10.5pt" fo:font-weight="bold" style:font-size-complex="10.5pt" style:font-weight-complex="bold"/>
    </style:style>
    <style:style style:name="heading_20_8" style:display-name="heading 8" style:family="paragraph" style:parent-style-name="Heading" style:next-style-name="Text_20_body" style:default-outline-level="8">
      <style:text-properties fo:font-size="10.5pt" fo:font-weight="bold" style:font-size-complex="10.5pt" style:font-weight-complex="bold"/>
    </style:style>
    <style:style style:name="heading_20_9" style:display-name="heading 9" style:family="paragraph" style:parent-style-name="Heading" style:next-style-name="Text_20_body" style:default-outline-level="9">
      <style:text-properties fo:font-size="10.5pt" fo:font-weight="bold" style:font-size-complex="10.5pt" style:font-weight-complex="bold"/>
    </style:style>
    <style:style style:name="Heading_20_10" style:display-name="Heading 10" style:family="paragraph" style:parent-style-name="Heading" style:next-style-name="Text_20_body" style:default-outline-level="10" style:class="text">
      <style:text-properties fo:font-size="10.5pt" fo:font-weight="bold" style:font-size-complex="10.5pt" style:font-weight-complex="bold"/>
    </style:style>
    <style:style style:name="spaced_20_item" style:display-name="spaced item" style:family="paragraph" style:parent-style-name="Standard">
      <style:paragraph-properties fo:margin-left="0.0591in" fo:margin-right="0in" fo:margin-top="0.0201in" fo:margin-bottom="0.0201in" fo:text-indent="-0.1181in" style:auto-text-indent="false">
        <style:tab-stops/>
      </style:paragraph-properties>
      <style:text-properties style:font-name="Times New Roman" fo:font-size="10pt" style:font-name-asian="Times New Roman" style:font-name-complex="Times New Roman" style:font-size-complex="10pt"/>
    </style:style>
    <style:style style:name="item_20_paragraph" style:display-name="item paragraph" style:family="paragraph" style:parent-style-name="Standard">
      <style:paragraph-properties fo:text-align="justify" style:justify-single-word="false">
        <style:tab-stops>
          <style:tab-stop style:position="-0.1252in"/>
          <style:tab-stop style:position="0in"/>
        </style:tab-stops>
      </style:paragraph-properties>
      <style:text-properties style:font-name="Times New Roman" fo:font-size="10pt" style:font-name-asian="Times New Roman" style:font-name-complex="Times New Roman" style:font-size-complex="10pt"/>
    </style:style>
    <style:style style:name="date" style:family="paragraph" style:parent-style-name="heading_20_2">
      <style:paragraph-properties fo:keep-with-next="always" style:text-autospace="ideograph-alpha">
        <style:tab-stops>
          <style:tab-stop style:position="0in"/>
        </style:tab-stops>
      </style:paragraph-properties>
      <style:text-properties fo:color="#808080" style:font-name="Times New Roman" fo:font-size="10pt" style:font-name-asian="Times New Roman" style:font-name-complex="Times New Roman"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complex="6pt"/>
    </style:style>
    <style:style style:name="school_20_name" style:display-name="school name" style:family="paragraph" style:parent-style-name="Standard" style:list-style-name="" style:class="text">
      <style:paragraph-properties fo:margin-left="-0.0598in" fo:margin-right="0in" fo:margin-top="0in" fo:margin-bottom="0.0201in" fo:text-indent="0in" style:auto-text-indent="false" fo:keep-with-next="always" style:writing-mode="lr-tb">
        <style:tab-stops>
          <style:tab-stop style:position="0.8398in"/>
          <style:tab-stop style:position="0.9201in"/>
        </style:tab-stops>
      </style:paragraph-properties>
      <style:text-properties style:font-name="Times New Roman" fo:font-size="10pt" fo:font-weight="bold" style:font-name-asian="Times New Roman" style:font-size-asian="10.5pt" style:font-name-complex="Times New Roman" style:font-size-complex="10pt" style:font-weight-complex="bold"/>
    </style:style>
    <style:style style:name="degree" style:family="paragraph" style:parent-style-name="spaced_20_item" style:class="text">
      <style:paragraph-properties fo:margin-left="0.0201in" fo:margin-right="0in" fo:text-indent="0in" style:auto-text-indent="false"/>
    </style:style>
    <style:style style:name="contact" style:family="paragraph" style:parent-style-name="Standard" style:list-style-name="">
      <style:paragraph-properties fo:margin-left="1.5in" fo:margin-right="0in" fo:text-indent="0in" style:auto-text-indent="false" style:writing-mode="lr-tb"/>
      <style:text-properties style:font-name="Times New Roman" fo:font-size="10pt" style:font-name-complex="Times New Roman" style:font-size-complex="10pt"/>
    </style:style>
    <style:style style:name="job_20_place" style:display-name="job plac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normal" fo:font-weight="bold" style:font-name-asian="Times New Roman" style:font-size-asian="10.5pt" style:font-name-complex="Times New Roman" style:font-size-complex="10pt" style:font-style-complex="italic" style:font-weight-complex="bold"/>
    </style:style>
    <style:style style:name="job_20_title" style:display-name="job titl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italic" fo:font-weight="bold" style:font-name-asian="Times New Roman" style:font-size-asian="10.5pt" style:font-name-complex="Times New Roman" style:font-size-complex="10pt" style:font-weight-complex="bold"/>
    </style:style>
    <style:style style:name="Default_20_Paragraph_20_Font" style:display-name="Default Paragraph Font" style:family="text">
      <style:text-properties fo:font-size="12pt" fo:language="en" fo:country="US" style:language-asian="en" style:country-asian="US"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008in" fo:margin-bottom="0.6417in" fo:margin-left="0.7in" fo:margin-right="0.976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RIC SHAMAY</dc:title>
    <meta:initial-creator>shachar </meta:initial-creator>
    <meta:creation-date>2006-10-10T09:49:00</meta:creation-date>
    <dc:date>2011-03-18T10:45:08</dc:date>
    <meta:generator>OpenOffice.org/3.2$Linux OpenOffice.org_project/320m19$Build-9505</meta:generator>
    <meta:editing-duration>PT00H36M22S</meta:editing-duration>
    <meta:editing-cycles>23</meta:editing-cycles>
    <meta:document-statistic meta:table-count="14" meta:image-count="0" meta:object-count="0" meta:page-count="2" meta:paragraph-count="69" meta:word-count="890" meta:character-count="6707"/>
    <meta:user-defined meta:name="Info 1"/>
    <meta:user-defined meta:name="Info 2"/>
    <meta:user-defined meta:name="Info 3"/>
    <meta:user-defined meta:name="Info 4"/>
  </office:meta>
</office:document-meta>
</file>